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91000000A5DC1F33AC4EDD30B9.png" manifest:media-type="image/png"/>
  <manifest:file-entry manifest:full-path="Pictures/1000020100000D9800000279262031DF9A03B3AD.png" manifest:media-type="image/png"/>
  <manifest:file-entry manifest:full-path="Pictures/1000020100000091000000A580AEF56152B5E523.png" manifest:media-type="image/png"/>
  <manifest:file-entry manifest:full-path="Pictures/1000020100000D98000002763EBB51D2A49513B4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7.5in" table:align="center" fo:background-color="transparent" style:may-break-between-rows="false">
        <style:background-image/>
      </style:table-properties>
    </style:style>
    <style:style style:name="Table1.A" style:family="table-column">
      <style:table-column-properties style:column-width="1.8111in"/>
    </style:style>
    <style:style style:name="Table1.B" style:family="table-column">
      <style:table-column-properties style:column-width="5.6889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writing-mode="page"/>
    </style:style>
    <style:style style:name="P1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85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Picture 8" draw:style-name="gr1" draw:text-style-name="P1" svg:width="8.2677in" svg:height="2.1004in" svg:x="0in" svg:y="9.5902in"><draw:image xlink:href="Pictures/1000020100000D98000002763EBB51D2A49513B4.png" xlink:type="simple" xlink:show="embed" xlink:actuate="onLoad" loext:mime-type="image/png"><text:p/></draw:image></draw:frame><draw:frame text:anchor-type="paragraph" draw:z-index="1" draw:name="Picture 6" draw:style-name="gr1" draw:text-style-name="P1" svg:width="8.2677in" svg:height="2.1004in" svg:x="0in" svg:y="0in"><draw:image xlink:href="Pictures/1000020100000D9800000279262031DF9A03B3AD.png" xlink:type="simple" xlink:show="embed" xlink:actuate="onLoad" loext:mime-type="image/png"><text:p/></draw:image></draw:frame></text:p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<draw:frame draw:style-name="fr1" draw:name="Image1" text:anchor-type="paragraph" svg:x="0.0339in" svg:y="0.0472in" svg:width="1.5102in" svg:height="1.7189in" draw:z-index="2"><draw:image xlink:href="Pictures/1000020100000091000000A5DC1F33AC4EDD30B9.png" xlink:type="simple" xlink:show="embed" xlink:actuate="onLoad" loext:mime-type="image/png"/></draw:frame></text:p>
          </table:table-cell>
          <table:table-cell table:style-name="Table1.A1" table:number-rows-spanned="2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<draw:frame draw:style-name="fr1" draw:name="Image2" text:anchor-type="paragraph" svg:x="0.0098in" svg:y="0in" svg:width="1.5102in" svg:height="1.7189in" draw:z-index="3"><draw:image xlink:href="Pictures/1000020100000091000000A580AEF56152B5E523.png" xlink:type="simple" xlink:show="embed" xlink:actuate="onLoad" loext:mime-type="image/png"/></draw:frame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g" fo:country="BG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1-15T11:59:21.338308530</meta:creation-date>
    <dc:date>2020-01-15T14:38:12.669490889</dc:date>
    <meta:editing-duration>PT14M3S</meta:editing-duration>
    <meta:editing-cycles>6</meta:editing-cycles>
    <meta:generator>LibreOffice/6.3.2.2$MacOSX_X86_64 LibreOffice_project/98b30e735bda24bc04ab42594c85f7fd8be07b9c</meta:generator>
    <meta:document-statistic meta:table-count="1" meta:image-count="2" meta:object-count="0" meta:page-count="1" meta:paragraph-count="0" meta:word-count="0" meta:character-count="0" meta:non-whitespace-character-count="0"/>
  </office:meta>
</office:document-meta>
</file>